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6e879" officeooo:paragraph-rsid="0006e879" style:font-size-asian="15.75pt" style:font-size-complex="18pt"/>
    </style:style>
    <style:style style:name="P2" style:family="paragraph" style:parent-style-name="Standard">
      <style:text-properties fo:font-size="18pt" fo:font-style="normal" officeooo:rsid="0006e879" officeooo:paragraph-rsid="0006e879" style:font-size-asian="15.75pt" style:font-style-asian="normal" style:font-size-complex="18pt" style:font-style-complex="normal"/>
    </style:style>
    <style:style style:name="P3" style:family="paragraph" style:parent-style-name="Standard">
      <style:text-properties fo:font-size="18pt" fo:font-style="italic" officeooo:rsid="0006e879" officeooo:paragraph-rsid="0006e879" style:font-size-asian="15.75pt" style:font-style-asian="italic" style:font-size-complex="18pt" style:font-style-complex="italic"/>
    </style:style>
    <style:style style:name="P4" style:family="paragraph" style:parent-style-name="Standard">
      <style:text-properties fo:font-size="18pt" officeooo:rsid="0006e879" officeooo:paragraph-rsid="0006e879" style:font-size-asian="15.75pt" style:font-size-complex="18pt"/>
    </style:style>
    <style:style style:name="P5" style:family="paragraph" style:parent-style-name="Standard">
      <style:text-properties fo:font-size="18pt" fo:font-style="normal" officeooo:rsid="0006e879" officeooo:paragraph-rsid="0006e879" style:font-size-asian="15.75pt" style:font-style-asian="normal" style:font-size-complex="18pt" style:font-style-complex="normal"/>
    </style:style>
    <style:style style:name="P6" style:family="paragraph" style:parent-style-name="Standard">
      <style:text-properties fo:font-size="18pt" fo:font-style="normal" officeooo:rsid="000b7cf0" officeooo:paragraph-rsid="000b7cf0" style:font-size-asian="15.75pt" style:font-style-asian="normal" style:font-size-complex="18pt" style:font-style-complex="normal"/>
    </style:style>
    <style:style style:name="P7" style:family="paragraph" style:parent-style-name="Standard">
      <style:text-properties fo:font-size="18pt" fo:font-style="normal" officeooo:rsid="000ca75e" officeooo:paragraph-rsid="000ca75e" style:font-size-asian="15.75pt" style:font-style-asian="normal" style:font-size-complex="18pt" style:font-style-complex="normal"/>
    </style:style>
    <style:style style:name="P8" style:family="paragraph" style:parent-style-name="Standard">
      <style:text-properties fo:font-size="18pt" fo:font-style="normal" officeooo:rsid="000d5702" officeooo:paragraph-rsid="000d5702" style:font-size-asian="15.75pt" style:font-style-asian="normal" style:font-size-complex="18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7dc1d" style:font-style-asian="italic" style:font-style-complex="italic"/>
    </style:style>
    <style:style style:name="T3" style:family="text">
      <style:text-properties fo:font-style="italic" fo:font-weight="bold" officeooo:rsid="000b7cf0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officeooo:rsid="000b7cf0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7dc1d" style:font-style-asian="normal" style:font-style-complex="normal"/>
    </style:style>
    <style:style style:name="T7" style:family="text">
      <style:text-properties fo:font-style="normal" fo:font-weight="normal" officeooo:rsid="000ca75e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d282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officeooo:rsid="000ca75e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0d2820" style:font-style-asian="normal" style:font-weight-asian="bold" style:font-style-complex="normal" style:font-weight-complex="bold"/>
    </style:style>
    <style:style style:name="T11" style:family="text">
      <style:text-properties officeooo:rsid="0007dc1d"/>
    </style:style>
    <style:style style:name="T12" style:family="text">
      <style:text-properties officeooo:rsid="0009ff7e"/>
    </style:style>
    <style:style style:name="T13" style:family="text">
      <style:text-properties officeooo:rsid="000b7cf0"/>
    </style:style>
    <style:style style:name="T14" style:family="text">
      <style:text-properties fo:font-weight="bold" officeooo:rsid="000b7cf0" style:font-weight-asian="bold" style:font-weight-complex="bold"/>
    </style:style>
    <style:style style:name="T15" style:family="text">
      <style:text-properties fo:font-weight="normal" officeooo:rsid="000b7cf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EMAT: <text:s/><text:span text:style-name="T12">Progresywna a</text:span>plikacja webowa do prowadzenia debat i dyskusji</text:p>
      <text:p text:style-name="P1"/>
      <text:p text:style-name="P1">proste funkcjonalności:</text:p>
      <text:p text:style-name="P1"/>
      <text:p text:style-name="P1">- zakładanie debat/dyskusji – <text:span text:style-name="T14">Must</text:span></text:p>
      <text:p text:style-name="P1"><text:span text:style-name="T14"><text:tab/>*</text:span><text:span text:style-name="T15">komentarze ogólne</text:span></text:p>
      <text:p text:style-name="P1"><text:span text:style-name="T15"><text:tab/>*komenatrze szczegółowe</text:span></text:p>
      <text:p text:style-name="P1">- dodawanie argumentów za i przeciw(<text:span text:style-name="T13">komenatrze) – </text:span><text:span text:style-name="T14">Must</text:span></text:p>
      <text:p text:style-name="P1"><text:span text:style-name="T14"><text:tab/></text:span><text:span text:style-name="T15">*z podziałem na uznane i propozycje(które nowymi komentarzami, ogranicznik czasowy usuwania spamu)</text:span></text:p>
      <text:p text:style-name="P1">- ocenianie argumentów, ich siły i racji - <text:span text:style-name="T14">Must</text:span></text:p>
      <text:p text:style-name="P1">- dodawanie źródeł do argumentów, <text:span text:style-name="T1">ocena wiarygodności tych źródeł - </text:span><text:span text:style-name="T3">Should</text:span></text:p>
      <text:p text:style-name="P2">- kategorie dyskusji: tagi - <text:span text:style-name="T14">Must</text:span></text:p>
      <text:p text:style-name="P1"><text:span text:style-name="T5">- </text:span><text:span text:style-name="T6">zgłaszanie argumentów do moderacji (np. wulgarne argumenty, promujące faszyzm) </text:span><text:span text:style-name="T2">moderatorzy / zasłużeni użytkownicy w danej debacie LUB <text:s/>we wszystkich, liczenie jego aktywności, ilości zgłoszeń itd. - </text:span><text:span text:style-name="T3">Must</text:span></text:p>
      <text:p text:style-name="P1"><text:span text:style-name="T4">- </text:span><text:span text:style-name="T7">filtry do wyszukiwania spamu i treści niewłaściwych – </text:span><text:span text:style-name="T9">Should</text:span></text:p>
      <text:p text:style-name="P1"><text:span text:style-name="T7">- zakładanie konta użytkowników – </text:span><text:span text:style-name="T9">Must</text:span></text:p>
      <text:p text:style-name="P1"><text:span text:style-name="T7">- informowanie użytkownika o </text:span><text:span text:style-name="T8">aktywności przy jego postach/komenatrzach - </text:span><text:span text:style-name="T10">Must</text:span></text:p>
      <text:p text:style-name="P2"/>
      <text:p text:style-name="P2"/>
      <text:p text:style-name="P1"><text:span text:style-name="T5">- </text:span><text:span text:style-name="T1">możliwość zakładanie prywatnych dyskusji (dla zespołów/projektów, np. zastanawiających się nad stackiem techn.)</text:span></text:p>
      <text:p text:style-name="P1">- <text:span text:style-name="T1">integracja Twittera / Google Trends, np. wiązanie tagu z hashtagiem lub wyszukiwanie popularnych tweetów o danym temacie (problem z API twittera i jego dostępnością, jak to wykorzystać)</text:span></text:p>
      <text:p text:style-name="P3"><text:soft-page-break/></text:p>
      <text:p text:style-name="P2">Stack technologiczny:</text:p>
      <text:p text:style-name="P2">- <text:span text:style-name="T11">Angular 8 (jak wyjdzie to 9) / react native, PWA</text:span></text:p>
      <text:p text:style-name="P2">- <text:span text:style-name="T11">Spring Boot</text:span></text:p>
      <text:p text:style-name="P2">- <text:span text:style-name="T11">baza : pewnie PostgreSQL, ew. MongoDB</text:span></text:p>
      <text:p text:style-name="P2"/>
      <text:p text:style-name="P6">Nice to have:</text:p>
      <text:p text:style-name="P6">Wykonanie zagnieżdżonych komentarzy</text:p>
      <text:p text:style-name="P7">Rejestracja przez Fb lub google itp.</text:p>
      <text:p text:style-name="P7">Prywatna/Publiczna dyskusja</text:p>
      <text:p text:style-name="P8">Docker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2T18:00:55.569925784</meta:creation-date>
    <dc:date>2020-02-26T12:32:53.572873743</dc:date>
    <meta:editing-duration>PT34M27S</meta:editing-duration>
    <meta:editing-cycles>3</meta:editing-cycles>
    <meta:generator>LibreOffice/6.4.0.3$Linux_X86_64 LibreOffice_project/40$Build-3</meta:generator>
    <meta:document-statistic meta:table-count="0" meta:image-count="0" meta:object-count="0" meta:page-count="2" meta:paragraph-count="25" meta:word-count="195" meta:character-count="1398" meta:non-whitespace-character-count="1219"/>
  </office:meta>
</office:document-meta>
</file>